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automatic-styles>
    <style:style style:name="P1" style:family="paragraph" style:parent-style-name="Heading_20_1">
      <style:paragraph-properties fo:break-before="page"/>
      <style:text-properties officeooo:rsid="0007b6f5" officeooo:paragraph-rsid="0007b6f5"/>
    </style:style>
    <style:style style:name="P2" style:family="paragraph" style:parent-style-name="Text_20_body">
      <style:text-properties officeooo:rsid="0007b6f5" officeooo:paragraph-rsid="0007b6f5"/>
    </style:style>
    <style:style style:name="P3" style:family="paragraph" style:parent-style-name="Text_20_body">
      <loext:graphic-properties draw:fill="solid" draw:fill-color="#b2b2b2" draw:fill-gradient-name="gradient" draw:fill-hatch-name="hatch"/>
      <style:paragraph-properties fo:background-color="#b2b2b2"/>
      <style:text-properties officeooo:rsid="0007b6f5" officeooo:paragraph-rsid="0007b6f5"/>
    </style:style>
    <style:style style:name="P4" style:family="paragraph" style:parent-style-name="Text_20_body">
      <style:paragraph-properties fo:break-before="page"/>
      <style:text-properties officeooo:rsid="0007b6f5" officeooo:paragraph-rsid="0007b6f5"/>
    </style:style>
    <style:style style:name="P5" style:family="paragraph" style:parent-style-name="Text_20_body" style:list-style-name="L1">
      <style:text-properties officeooo:rsid="0007b6f5" officeooo:paragraph-rsid="0007b6f5"/>
    </style:style>
    <style:style style:name="P6" style:family="paragraph" style:parent-style-name="Text_20_body" style:list-style-name="L2">
      <style:text-properties officeooo:rsid="0007b6f5" officeooo:paragraph-rsid="0007b6f5"/>
    </style:style>
    <style:style style:name="P7" style:family="paragraph" style:parent-style-name="Text_20_body" style:list-style-name="L5">
      <style:text-properties officeooo:rsid="0007b6f5" officeooo:paragraph-rsid="0007b6f5"/>
    </style:style>
    <style:style style:name="P8" style:family="paragraph" style:parent-style-name="Text_20_body" style:list-style-name="L6">
      <style:text-properties officeooo:rsid="0007b6f5" officeooo:paragraph-rsid="0007b6f5"/>
    </style:style>
    <style:style style:name="P9" style:family="paragraph" style:parent-style-name="Text_20_body">
      <style:text-properties officeooo:rsid="0007d2f2" officeooo:paragraph-rsid="0007d2f2"/>
    </style:style>
    <style:style style:name="P10" style:family="paragraph" style:parent-style-name="Text_20_body">
      <style:text-properties fo:font-size="16pt" fo:font-weight="bold" officeooo:rsid="0007b6f5" officeooo:paragraph-rsid="0007b6f5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7d2f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1-REQUISITOS.</text:h>
      <text:p text:style-name="P2">Requisitos del sistema</text:p>
      <text:p text:style-name="P2"><text:span text:style-name="T2">Known</text:span> requiere los siguientes componentes del servidor:</text:p>
      <text:list xml:id="list3381966163" text:style-name="L2">
        <text:list-item>
          <text:p text:style-name="P6">Un servidor web que admita la reescritura de URL (se recomienda Apache + mod_rewrite).</text:p>
        </text:list-item>
        <text:list-item>
          <text:p text:style-name="P6">Si está utilizando Apache, también debe asegurarse de que la compatibilidad con .htaccess esté habilitada (usando la directiva AllowOverride All).</text:p>
        </text:list-item>
        <text:list-item>
          <text:p text:style-name="P6">PHP 8.1 o superior.</text:p>
        </text:list-item>
        <text:list-item>
          <text:p text:style-name="P6">MySQL 5+/MariaDB o MongoDB. Recomendamos MySQL.</text:p>
        </text:list-item>
      </text:list>
      <text:p text:style-name="P2">Known puede instalarse en la raíz de un dominio o subdominio, o en un subdirectorio.</text:p>
      <text:p text:style-name="P2"/>
      <text:p text:style-name="P2">Si utiliza Apache 2.4, debe instalar y activar:</text:p>
      <text:p text:style-name="P2"/>
      <text:p text:style-name="P2">mod_access_compat (ver http://httpd.apache.org/docs/2.4/mod/mod_access_compat.html)</text:p>
      <text:p text:style-name="P2">O edite manualmente el archivo .htaccess estándar de Known reemplazando:</text:p>
      <text:p text:style-name="P3">&lt;Files ~ "\.ini$"&gt;</text:p>
      <text:p text:style-name="P3"><text:tab/>Order allow,deny</text:p>
      <text:p text:style-name="P3"><text:tab/>Deny from all</text:p>
      <text:p text:style-name="P3">&lt;/Files&gt;</text:p>
      <text:p text:style-name="P3">&lt;Files ~ "\.xml$"&gt;</text:p>
      <text:p text:style-name="P3"><text:tab/>Order allow,deny</text:p>
      <text:p text:style-name="P3"><text:tab/>Deny from all</text:p>
      <text:p text:style-name="P3">&lt;/Files&gt;</text:p>
      <text:p text:style-name="P2"><text:span text:style-name="T3">con</text:span>:</text:p>
      <text:p text:style-name="P3">&lt;Files ~ "\.ini$"&gt;</text:p>
      <text:p text:style-name="P3"><text:tab/>Require all denied</text:p>
      <text:p text:style-name="P3">&lt;/Files&gt;</text:p>
      <text:p text:style-name="P3">&lt;Files ~ "\.xml$"&gt;</text:p>
      <text:p text:style-name="P3"><text:tab/>Require all denied</text:p>
      <text:p text:style-name="P3">&lt;/Files&gt;</text:p>
      <text:p text:style-name="P2"/>
      <text:p text:style-name="P4">Además, Known requiere los siguientes componentes PHP:</text:p>
      <text:list xml:id="list1705177528" text:style-name="L5">
        <text:list-item>
          <text:p text:style-name="P7">curl</text:p>
        </text:list-item>
        <text:list-item>
          <text:p text:style-name="P7">date</text:p>
        </text:list-item>
        <text:list-item>
          <text:p text:style-name="P7">dom</text:p>
        </text:list-item>
        <text:list-item>
          <text:p text:style-name="P7">exif</text:p>
        </text:list-item>
        <text:list-item>
          <text:p text:style-name="P7">gd</text:p>
        </text:list-item>
        <text:list-item>
          <text:p text:style-name="P7">json</text:p>
        </text:list-item>
        <text:list-item>
          <text:p text:style-name="P7">libxml</text:p>
        </text:list-item>
        <text:list-item>
          <text:p text:style-name="P7">mbstring</text:p>
        </text:list-item>
        <text:list-item>
          <text:p text:style-name="P7">mysql (or postgresql or sqlite, depending on database backend)</text:p>
        </text:list-item>
        <text:list-item>
          <text:p text:style-name="P7">reflection</text:p>
        </text:list-item>
        <text:list-item>
          <text:p text:style-name="P7">session</text:p>
        </text:list-item>
        <text:list-item>
          <text:p text:style-name="P7">xmlrpc</text:p>
        </text:list-item>
        <text:list-item>
          <text:p text:style-name="P7">gettext</text:p>
        </text:list-item>
      </text:list>
      <text:p text:style-name="P2">Es posible que deba reiniciar el servidor web después de instalar estos componentes. El instalador de Known le indicará si un módulo requerido no está disponible.</text:p>
      <text:p text:style-name="P2"/>
      <text:p text:style-name="P10">Recomendaciones</text:p>
      <text:p text:style-name="P2">Known recomienda los siguientes componentes de servidor adicionales:</text:p>
      <text:list xml:id="list672013133" text:style-name="L6">
        <text:list-item>
          <text:p text:style-name="P8">Servidor basado en Linux o UNIX</text:p>
        </text:list-item>
        <text:list-item>
          <text:p text:style-name="P8">mod_headers (ver http://httpd.apache.org/docs/current/mod/mod_headers.html)</text:p>
        </text:list-item>
        <text:list-item>
          <text:p text:style-name="P8">Un acelerador PHP como OPcache</text:p>
        </text:list-item>
        <text:list-item>
          <text:p text:style-name="P8">Un certificado seguro (para que las conexiones a Known puedan ser seguras)</text:p>
        </text:list-item>
      </text:list>
      <text:h text:style-name="Heading_20_1" text:outline-level="1">2-INSTALACION</text:h>
      <text:p text:style-name="P9">Para esta instalación ya daré por hecho que esta realizado el paso anterior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8:45:48.399540630</meta:creation-date>
    <dc:date>2024-01-12T19:15:01.071190253</dc:date>
    <meta:editing-duration>PT7M52S</meta:editing-duration>
    <meta:editing-cycles>1</meta:editing-cycles>
    <meta:document-statistic meta:table-count="0" meta:image-count="0" meta:object-count="0" meta:page-count="3" meta:paragraph-count="49" meta:word-count="248" meta:character-count="1628" meta:non-whitespace-character-count="1444"/>
    <meta:generator>LibreOffice/7.3.7.2$Linux_X86_64 LibreOffice_project/30$Build-2</meta:generator>
  </office:meta>
</office:document-meta>
</file>